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260" officeooo:paragraph-rsid="00144260"/>
    </style:style>
    <style:style style:name="P2" style:family="paragraph" style:parent-style-name="Standard">
      <style:text-properties officeooo:rsid="0015c989" officeooo:paragraph-rsid="0015c989"/>
    </style:style>
    <style:style style:name="T1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2" style:family="text">
      <style:text-properties fo:color="#000000" loext:opacity="100%" style:font-name="Monospace" fo:font-size="10pt" fo:background-color="#e8f2fe" loext:char-shading-value="0" style:font-size-asian="10pt"/>
    </style:style>
    <style:style style:name="T3" style:family="text">
      <style:text-properties fo:color="#006464" loext:opacity="100%" style:font-name="Monospace" fo:font-size="10pt" fo:background-color="#e8f2fe" loext:char-shading-value="0" style:font-size-asian="10pt"/>
    </style:style>
    <style:style style:name="T4" style:family="text">
      <style:text-properties fo:color="#8e00c6" loext:opacity="100%" style:font-name="Monospace" fo:font-size="10pt" fo:background-color="#e8f2fe" loext:char-shading-value="0" style:font-size-asian="10pt"/>
    </style:style>
    <style:style style:name="T5" style:family="text">
      <style:text-properties fo:color="#008000" loext:opacity="100%" style:font-name="Monospace" fo:font-size="10pt" fo:font-weight="bold" fo:background-color="#e8f2fe" loext:char-shading-value="0" style:font-size-asian="10pt" style:font-weight-asian="bold"/>
    </style:style>
    <style:style style:name="T6" style:family="text">
      <style:text-properties officeooo:rsid="0015c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ÓN DE TESIS</text:p>
      <text:p text:style-name="P1"/>
      <text:p text:style-name="P1">1. REGISTRO DEL PLAN DE TESIS</text:p>
      <text:p text:style-name="P1">Están definidas la variable en el sessionStorage: </text:p>
      <text:p text:style-name="P1">{'CNRODNI': '76574307', 'CNOMBRE': 'ABARCA ARTEAGA XIMENA FERNANDA', 'DATOS': [{'CCODEST': '00412X', 'CUNIACA': '0005', 'CNOMUNI': 'CENTRO DE IDIOMAS'}, {'CCODEST': '004VUQ', 'CUNIACA': '0006', 'CNOMUNI': 'INSTITUTO DE INFORMATICA'}, {'CCODEST': '003WOQ', 'CUNIACA': '0049', 'CNOMUNI': 'INGENIERIA DE SISTEMAS'}]}</text:p>
      <text:p text:style-name="P1">1.1. en el Init muestra en un select la variable DATOS para que escoja de que carrera va a presentar su plan de tesis. Dos botones: APLICAR y SALIR</text:p>
      <text:p text:style-name="P1">1.2. Después de APLICAR debe mostrar los datos de la persona:</text:p>
      <text:p text:style-name="P1">ESTUDIANTE: [CNRODNI – CCODEST – CNOMBRE]</text:p>
      <text:p text:style-name="P1">LINEA: [SELECT *]</text:p>
      <text:p text:style-name="P1">TÍTULO: [TextArea]</text:p>
      <text:p text:style-name="P1">Dos Botones: [GRABAR] [VOLVER]</text:p>
      <text:p text:style-name="P1">Al volver regresa a la pantalla anterior.</text:p>
      <text:p text:style-name="P1">* <text:span text:style-name="T1">SELECT</text:span><text:span text:style-name="T2"> </text:span><text:span text:style-name="T3">cLinea</text:span><text:span text:style-name="T2">, </text:span><text:span text:style-name="T3">cDescri</text:span><text:span text:style-name="T2"> </text:span><text:span text:style-name="T1">FROM</text:span><text:span text:style-name="T2"> </text:span><text:span text:style-name="T4">A02MLIN</text:span><text:span text:style-name="T2"> </text:span><text:span text:style-name="T1">WHERE</text:span><text:span text:style-name="T2"> </text:span><text:span text:style-name="T3">cUniAca</text:span><text:span text:style-name="T2"> = </text:span><text:span text:style-name="T5">'0049'</text:span><text:span text:style-name="T2"> </text:span><text:span text:style-name="T1">ORDER</text:span><text:span text:style-name="T2"> </text:span><text:span text:style-name="T1">BY</text:span><text:span text:style-name="T2"> </text:span><text:span text:style-name="T3">cLinea</text:span></text:p>
      <text:p text:style-name="P1">Se graba en el A03MTES <text:span text:style-name="T6">y A03DEST</text:span></text:p>
      <text:p text:style-name="P1"/>
      <text:p text:style-name="P2">2. ASIGNACIÓN DE DICTAMINADORES</text:p>
      <text:p text:style-name="P2">2.1. Debe cargar los registros del A03MTES que han sido solicitados. Click en uno de ellos y muestra otra página donde aparecen dos docentes ([{‘CCODUSU’: ‘1220’, ‘CNOMBRE’: ‘ZUÑIGA CARNERO MANUEL’}, {‘CCODUSU’: ‘1987’, ‘CNOMBRE’: ‘MARTINEZ MUÑOZ JORGE’}])</text:p>
      <text:p text:style-name="P2">Muestra los datos de la tesis y la línea.</text:p>
      <text:p text:style-name="P2">Dos botones: [ASIGNAR] y [VOLVER]</text:p>
      <text:p text:style-name="P2">Actualiza las tablas T03MTES y T03DDOC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03:04.089489735</meta:creation-date>
    <dc:date>2026-03-21T19:41:53.780243687</dc:date>
    <meta:editing-duration>PT28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88" meta:character-count="1271" meta:non-whitespace-character-count="1098"/>
  </office:meta>
</office:document-meta>
</file>